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ans-serif" svg:font-family="sans-serif"/>
    <style:font-face style:name="serif" svg:font-family="serif"/>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28ee" officeooo:paragraph-rsid="001628ee"/>
    </style:style>
    <style:style style:name="P2" style:family="paragraph" style:parent-style-name="Standard">
      <style:paragraph-properties fo:text-align="justify" style:justify-single-word="false"/>
      <style:text-properties officeooo:rsid="001628ee" officeooo:paragraph-rsid="00168039"/>
    </style:style>
    <style:style style:name="P3" style:family="paragraph" style:parent-style-name="Standard">
      <style:paragraph-properties fo:text-align="justify" style:justify-single-word="false"/>
      <style:text-properties officeooo:rsid="001628ee" officeooo:paragraph-rsid="001e71c0"/>
    </style:style>
    <style:style style:name="P4" style:family="paragraph" style:parent-style-name="Standard">
      <style:paragraph-properties fo:text-align="justify" style:justify-single-word="false"/>
      <style:text-properties officeooo:paragraph-rsid="001e71c0"/>
    </style:style>
    <style:style style:name="P5" style:family="paragraph" style:parent-style-name="Standard">
      <style:paragraph-properties fo:text-align="justify" style:justify-single-word="false"/>
      <style:text-properties officeooo:paragraph-rsid="00221364"/>
    </style:style>
    <style:style style:name="P6" style:family="paragraph" style:parent-style-name="Standard">
      <style:paragraph-properties fo:text-align="justify" style:justify-single-word="false"/>
      <style:text-properties fo:font-weight="bold" officeooo:rsid="001628ee" officeooo:paragraph-rsid="001628ee" style:font-weight-asian="bold" style:font-weight-complex="bold"/>
    </style:style>
    <style:style style:name="P7" style:family="paragraph" style:parent-style-name="Standard">
      <style:paragraph-properties fo:text-align="justify" style:justify-single-word="false"/>
      <style:text-properties fo:font-size="14pt" fo:font-weight="bold" officeooo:rsid="001628ee" officeooo:paragraph-rsid="001628ee"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normal" officeooo:rsid="001628ee" officeooo:paragraph-rsid="001628e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officeooo:rsid="00174b7c" officeooo:paragraph-rsid="00174b7c"/>
    </style:style>
    <style:style style:name="P10" style:family="paragraph" style:parent-style-name="Standard">
      <style:paragraph-properties fo:text-align="justify" style:justify-single-word="false"/>
      <style:text-properties fo:font-size="12pt" fo:font-weight="normal" officeooo:rsid="0023ba20" officeooo:paragraph-rsid="0023ba2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8936b" officeooo:paragraph-rsid="0028936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bold" officeooo:rsid="001c9735" officeooo:paragraph-rsid="001628e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officeooo:rsid="001c9735" officeooo:paragraph-rsid="001c9735"/>
    </style:style>
    <style:style style:name="P14" style:family="paragraph" style:parent-style-name="Standard">
      <style:paragraph-properties fo:text-align="justify" style:justify-single-word="false"/>
      <style:text-properties officeooo:rsid="0027bcff" officeooo:paragraph-rsid="0027bcff"/>
    </style:style>
    <style:style style:name="P15" style:family="paragraph" style:parent-style-name="Standard" style:master-page-name="First_20_Page">
      <style:paragraph-properties fo:text-align="justify" style:justify-single-word="false" style:page-number="auto"/>
      <style:text-properties officeooo:paragraph-rsid="00148990"/>
    </style:style>
    <style:style style:name="P16" style:family="paragraph">
      <style:paragraph-properties fo:text-align="center"/>
      <style:text-properties style:font-name="serif" fo:font-size="12pt" fo:font-weight="bold" style:font-weight-asian="bold" style:font-name-complex="serif" style:font-weight-complex="bold"/>
    </style:style>
    <style:style style:name="P17" style:family="paragraph">
      <style:paragraph-properties fo:text-align="center"/>
      <style:text-properties style:font-name="serif" fo:font-size="13.5pt" style:font-name-complex="serif"/>
    </style:style>
    <style:style style:name="P18" style:family="paragraph">
      <style:paragraph-properties fo:text-align="center"/>
      <style:text-properties style:font-name="serif" fo:font-size="14.5pt" style:font-size-asian="14.5pt" style:font-name-complex="serif" style:font-size-complex="14.5pt"/>
    </style:style>
    <style:style style:name="P19" style:family="paragraph">
      <style:paragraph-properties fo:text-align="center"/>
      <style:text-properties style:font-name="serif" fo:font-size="11pt" style:font-name-complex="serif"/>
    </style:style>
    <style:style style:name="P20" style:family="paragraph">
      <style:paragraph-properties fo:text-align="center"/>
      <style:text-properties style:font-name="serif" fo:font-size="12pt" style:font-name-complex="serif"/>
    </style:style>
    <style:style style:name="P21" style:family="paragraph">
      <style:paragraph-properties fo:text-align="center"/>
      <style:text-properties style:font-name="F" fo:font-size="12pt"/>
    </style:style>
    <style:style style:name="P22" style:family="paragraph">
      <loext:graphic-properties draw:fill="none" draw:fill-color="#ffffff"/>
    </style:style>
    <style:style style:name="T1" style:family="text">
      <style:text-properties style:font-name="serif"/>
    </style:style>
    <style:style style:name="T2" style:family="text">
      <style:text-properties style:font-name="serif" fo:font-size="12pt" style:font-size-asian="12pt" style:font-size-complex="12pt"/>
    </style:style>
    <style:style style:name="T3" style:family="text">
      <style:text-properties style:font-name="serif" fo:font-size="12pt" officeooo:rsid="00168039" style:font-size-asian="12pt" style:font-size-complex="12pt"/>
    </style:style>
    <style:style style:name="T4" style:family="text">
      <style:text-properties style:font-name="serif" fo:font-size="12pt" officeooo:rsid="00174b7c" style:font-size-asian="12pt" style:font-size-complex="12pt"/>
    </style:style>
    <style:style style:name="T5" style:family="text">
      <style:text-properties style:font-name="serif" fo:font-size="12pt" officeooo:rsid="0019474a" style:font-size-asian="12pt" style:font-size-complex="12pt"/>
    </style:style>
    <style:style style:name="T6" style:family="text">
      <style:text-properties style:font-name="serif" fo:font-size="12pt" officeooo:rsid="001a0c03" style:font-size-asian="12pt" style:font-size-complex="12pt"/>
    </style:style>
    <style:style style:name="T7" style:family="text">
      <style:text-properties style:font-name="serif" fo:font-size="12pt" officeooo:rsid="001b2eaa" style:font-size-asian="12pt" style:font-size-complex="12pt"/>
    </style:style>
    <style:style style:name="T8" style:family="text">
      <style:text-properties style:font-name="serif" fo:font-size="12pt" officeooo:rsid="001628ee" style:font-size-asian="12pt" style:font-size-complex="12pt"/>
    </style:style>
    <style:style style:name="T9" style:family="text">
      <style:text-properties style:font-name="serif" fo:font-size="12pt" officeooo:rsid="001c9735" style:font-size-asian="12pt" style:font-size-complex="12pt"/>
    </style:style>
    <style:style style:name="T10" style:family="text">
      <style:text-properties style:font-name="serif" fo:font-size="12pt" officeooo:rsid="001e71c0" style:font-size-asian="12pt" style:font-size-complex="12pt"/>
    </style:style>
    <style:style style:name="T11" style:family="text">
      <style:text-properties style:font-name="serif" fo:font-size="12pt" officeooo:rsid="00207674" style:font-size-asian="12pt" style:font-size-complex="12pt"/>
    </style:style>
    <style:style style:name="T12" style:family="text">
      <style:text-properties style:font-name="serif" fo:font-size="12pt" officeooo:rsid="00221364" style:font-size-asian="12pt" style:font-size-complex="12pt"/>
    </style:style>
    <style:style style:name="T13" style:family="text">
      <style:text-properties style:font-name="serif" fo:font-size="12pt" officeooo:rsid="0023ba20" style:font-size-asian="12pt" style:font-size-complex="12pt"/>
    </style:style>
    <style:style style:name="T14" style:family="text">
      <style:text-properties style:font-name="serif" fo:font-size="12pt" officeooo:rsid="002593fc" style:font-size-asian="12pt" style:font-size-complex="12pt"/>
    </style:style>
    <style:style style:name="T15" style:family="text">
      <style:text-properties style:font-name="serif" fo:font-size="12pt" officeooo:rsid="00261ce4" style:font-size-asian="12pt" style:font-size-complex="12pt"/>
    </style:style>
    <style:style style:name="T16" style:family="text">
      <style:text-properties style:font-name="serif" fo:font-size="12pt" officeooo:rsid="0027bcff" style:font-size-asian="12pt" style:font-size-complex="12pt"/>
    </style:style>
    <style:style style:name="T17" style:family="text">
      <style:text-properties style:font-name="serif" fo:font-size="14pt" fo:font-weight="bold" officeooo:rsid="001c9735" style:font-size-asian="14pt" style:font-weight-asian="bold" style:font-size-complex="14pt" style:font-weight-complex="bold"/>
    </style:style>
    <style:style style:name="T18" style:family="text">
      <style:text-properties style:font-name="serif" fo:font-size="14pt" fo:font-weight="bold" officeooo:rsid="00168039" style:font-size-asian="14pt" style:font-weight-asian="bold" style:font-size-complex="14pt" style:font-weight-complex="bold"/>
    </style:style>
    <style:style style:name="T19" style:family="text">
      <style:text-properties style:font-name="serif" fo:font-size="14pt" fo:font-style="normal" fo:font-weight="bold" officeooo:rsid="001e71c0" style:font-size-asian="14pt" style:font-style-asian="normal" style:font-weight-asian="bold" style:font-size-complex="14pt" style:font-style-complex="normal" style:font-weight-complex="bold"/>
    </style:style>
    <style:style style:name="T20" style:family="text">
      <style:text-properties style:font-name="serif" fo:font-size="14pt" fo:font-style="normal" fo:font-weight="bold" officeooo:rsid="00168039" style:font-size-asian="14pt" style:font-style-asian="normal" style:font-weight-asian="bold" style:font-size-complex="14pt" style:font-style-complex="normal" style:font-weight-complex="bold"/>
    </style:style>
    <style:style style:name="T21" style:family="text">
      <style:text-properties style:font-name="serif" fo:font-style="normal" style:font-style-asian="normal" style:font-style-complex="normal"/>
    </style:style>
    <style:style style:name="T22" style:family="text">
      <style:text-properties style:font-name="serif" fo:font-style="normal" officeooo:rsid="00168039" style:font-style-asian="normal" style:font-style-complex="normal"/>
    </style:style>
    <style:style style:name="T23" style:family="text">
      <style:text-properties style:font-name="serif" fo:font-style="normal" officeooo:rsid="0028d3ee" style:font-style-asian="normal" style:font-style-complex="normal"/>
    </style:style>
    <style:style style:name="T24" style:family="text">
      <style:text-properties style:font-name="serif" fo:font-style="normal" officeooo:rsid="0029c3c9" style:font-style-asian="normal" style:font-style-complex="normal"/>
    </style:style>
    <style:style style:name="T25" style:family="text">
      <style:text-properties style:font-name="serif" officeooo:rsid="0023ba20"/>
    </style:style>
    <style:style style:name="T26" style:family="text">
      <style:text-properties style:font-name="serif" fo:font-size="16.5pt" fo:font-weight="bold" style:font-weight-asian="bold" style:font-name-complex="serif" style:font-weight-complex="bold"/>
    </style:style>
    <style:style style:name="T27" style:family="text">
      <style:text-properties style:font-name="serif" fo:font-size="17.5pt" fo:font-weight="bold" style:font-size-asian="17.5pt" style:font-weight-asian="bold" style:font-name-complex="serif" style:font-size-complex="17.5pt" style:font-weight-complex="bold"/>
    </style:style>
    <style:style style:name="gr1" style:family="graphic">
      <style:graphic-properties draw:stroke="none" svg:stroke-color="#000000" draw:fill="none" draw:fill-color="#ffffff" fo:min-height="7.652cm" style:run-through="foreground" style:wrap="non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1" draw:style-name="gr1" draw:text-style-name="P22" svg:width="11.089cm" svg:height="7.653cm" svg:x="5.11cm" svg:y="2.427cm">
        <draw:text-box>
          <text:p text:style-name="P16"><text:span text:style-name="T26">Case Class </text:span><text:span text:style-name="T27">Subtyping</text:span></text:p>
          <text:p text:style-name="P17"/>
          <text:p text:style-name="P18">Compiler Construction ’13 Final Report</text:p>
          <text:p text:style-name="P19"/>
          <text:p text:style-name="P20">Valentyna Pavliv Jérémie Rossetti</text:p>
          <text:p text:style-name="P20"/>
          <text:p text:style-name="P20">EPFL</text:p>
          <text:p text:style-name="P21"><text:a xlink:href="mailto:valentyna.pavliv@epfl.ch" xlink:type="simple">valentyna.pavliv@epfl.ch</text:a></text:p>
          <text:p text:style-name="P21"><text:a xlink:href="mailto:jeremie.rossetti@epfl.ch" xlink:type="simple">jeremie.rossetti@epfl.ch</text:a></text:p>
        </draw:text-box>
      </draw:frame>
      <text:p text:style-name="P15"><text:span text:style-name="T2"/></text:p>
      <text:p text:style-name="P7"><text:span text:style-name="T1">1. Introduction:</text:span></text:p>
      <text:p text:style-name="P7"><text:span text:style-name="T1"/></text:p>
      <text:p text:style-name="P3"><text:span text:style-name="T2">During the past semester, we have been building a compiler for Amy language. The compiler is composed by three main parts. Those are the parser, the name analyser and the </text:span><text:span text:style-name="T3">type checker. </text:span></text:p>
      <text:p text:style-name="P3"><text:span text:style-name="T6">The parser is used to go from text to the code it represents. It uses a tokeniser that changes normal sentences into tokens that can be interpreted afterwards. </text:span><text:span text:style-name="T9">The name analyser then c</text:span><text:span text:style-name="T10">hanges the output of the parser into symbols and populate the symbol table that group all the information provided by the parser.</text:span></text:p>
      <text:p text:style-name="P3"><text:span text:style-name="T10">Then and finally, there is the type checker that, as the name tells, check if the types used are correct and if there are wrong usage of type.</text:span></text:p>
      <text:p text:style-name="P1"><text:span text:style-name="T2"/></text:p>
      <text:p text:style-name="P1"><text:span text:style-name="T2">A problem with our current compiler is that we can have classes that extends abstract classes but having two concrete constructable classes is not possible. With our extension, there would be no issue with such behaviour.</text:span></text:p>
      <text:p text:style-name="P1"><text:span text:style-name="T2"/></text:p>
      <text:p text:style-name="P1"><text:span text:style-name="T2"/></text:p>
      <text:p text:style-name="P6"><text:span text:style-name="T2">2. Examples:</text:span></text:p>
      <text:p text:style-name="P1"><text:span text:style-name="T2"/></text:p>
      <text:p text:style-name="P1"><text:span text:style-name="T2">1.</text:span></text:p>
      <text:p text:style-name="P1"><text:span text:style-name="T2">object{ </text:span></text:p>
      <text:p text:style-name="P1"><text:span text:style-name="T2"><text:tab/>def main() : Unit = {</text:span></text:p>
      <text:p text:style-name="P2"><text:span text:style-name="T2"><text:tab/><text:tab/>operation(new B()); </text:span></text:p>
      <text:p text:style-name="P2"><text:span text:style-name="T2"><text:tab/><text:tab/>//Correct, as B is subtype of A</text:span></text:p>
      <text:p text:style-name="P1"><text:span text:style-name="T2"><text:tab/>}</text:span></text:p>
      <text:p text:style-name="P1"><text:span text:style-name="T2"><text:tab/></text:span></text:p>
      <text:p text:style-name="P1"><text:span text:style-name="T2"><text:tab/>def operation(op : A) : Unit = {}</text:span></text:p>
      <text:p text:style-name="P1"><text:span text:style-name="T2">}</text:span></text:p>
      <text:p text:style-name="P1"><text:span text:style-name="T2"/></text:p>
      <text:p text:style-name="P1"><text:span text:style-name="T2">class A {}</text:span></text:p>
      <text:p text:style-name="P1"><text:span text:style-name="T2"/></text:p>
      <text:p text:style-name="P1"><text:span text:style-name="T2">class B extends A {}</text:span></text:p>
      <text:p text:style-name="P1"><text:span text:style-name="T2"/></text:p>
      <text:p text:style-name="P1"><text:span text:style-name="T2">This example demonstrate that with our extension, we should be able to substitute a class by another one when we are doing calling a method </text:span><text:span text:style-name="T3">if the class that replace</text:span><text:span text:style-name="T4"> is of a subtype of the parameter type.</text:span></text:p>
      <text:p text:style-name="P1"><text:span text:style-name="T2"/></text:p>
      <text:p text:style-name="P1"><text:span text:style-name="T2">2.</text:span></text:p>
      <text:p text:style-name="P2"><text:span text:style-name="T2">val y: Some = Some(0) </text:span></text:p>
      <text:p text:style-name="P2"><text:span text:style-name="T2">// Correct, Some is a type</text:span></text:p>
      <text:p text:style-name="P2"><text:span text:style-name="T2">val x: Option = None() </text:span></text:p>
      <text:p text:style-name="P2"><text:span text:style-name="T2">// Correct, because None &lt;: Option</text:span></text:p>
      <text:p text:style-name="P1"><text:span text:style-name="T2">val z: Some = None() // Wrong</text:span></text:p>
      <text:p text:style-name="P1"><text:span text:style-name="T2"/></text:p>
      <text:p text:style-name="P1"><text:span text:style-name="T2">y match {</text:span></text:p>
      <text:p text:style-name="P1"><text:span text:style-name="T2"><text:tab/>case Some(i) =&gt; () // Correct</text:span></text:p>
      <text:p text:style-name="P1"><text:span text:style-name="T2"><text:tab/>case None() =&gt; () // Wrong</text:span></text:p>
      <text:p text:style-name="P1"><text:span text:style-name="T2">}</text:span></text:p>
      <text:p text:style-name="P1"><text:span text:style-name="T2"/></text:p>
      <text:p text:style-name="P9"><text:span text:style-name="T2">We can see that </text:span><text:span text:style-name="T5">if we have a class that has two different subtypes, one cannot replace the other. Only the supertype can be replace by both but they should never be able to replace one another.</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7"><text:soft-page-break/><text:span text:style-name="T1">3. Implementation:</text:span></text:p>
      <text:p text:style-name="P12"><text:span text:style-name="T1"/></text:p>
      <text:p text:style-name="P7"><text:span text:style-name="T1">3.1. Theoretical Background:</text:span></text:p>
      <text:p text:style-name="P8"/>
      <text:p text:style-name="P10">During the implementation of this part of the project, we used an upper bound check. As we want to know if the type currently doing an operation is a subtype of the one who is expected, we only have to check if it is a type lower in the architecture.</text:p>
      <text:p text:style-name="P10"/>
      <text:p text:style-name="P7"><text:span text:style-name="T1">3.</text:span><text:span text:style-name="T25">2</text:span><text:span text:style-name="T1">. Implementation Details:</text:span></text:p>
      <text:p text:style-name="P7"><text:span text:style-name="T1"/></text:p>
      <text:p text:style-name="P1"><text:span text:style-name="T2">For the implementation, we decided to work mainly on two parts of our compiler </text:span><text:span text:style-name="T7">because the changes we did were having an enormous impact on a small part of the compiler </text:span><text:span text:style-name="T11">but used tokens and syntax that already exists</text:span><text:span text:style-name="T2">. Those </text:span><text:span text:style-name="T11">parts</text:span><text:span text:style-name="T2"> are the name analyser and the type checker.</text:span></text:p>
      <text:p text:style-name="P1"><text:span text:style-name="T2"/></text:p>
      <text:p text:style-name="P5"><text:span text:style-name="T7">First of all, we had a small modification to do inside the symbol table. The way we chose to </text:span><text:span text:style-name="T9">implement this extension was to create a new map to register the type dependencies </text:span><text:span text:style-name="T12">and with it the methods that fills it (addTypeDependencies) that add a pair (key, value) of identifiers that represents the relation where the key is the subtype and the value the supertype.</text:span></text:p>
      <text:p text:style-name="P13"><text:span text:style-name="T2"/></text:p>
      <text:p text:style-name="P13"><text:span text:style-name="T8">The name analyser is the phase where </text:span><text:span text:style-name="T12">we </text:span><text:span text:style-name="T8">populate the symbol table we will use, which contains a map of types, the constructors for the class definition </text:span><text:span text:style-name="T12">and now the type dependencies map</text:span><text:span text:style-name="T8">. </text:span><text:span text:style-name="T12">It is during this part that we changed the name analyser we had. Not only it should add the types into the symbol table but also the type dependencies. </text:span><text:span text:style-name="T13">The dependency map is then completed whenever we encounter a case class definition during the name analysis process. </text:span><text:span text:style-name="T14">Instead of only registering the constructor of the class that also stores the parent class, we only need the relation between them. T</text:span><text:span text:style-name="T13">he class that is the parent of </text:span><text:span text:style-name="T14">the class definition is the supertype that will be the value of a new type that is created with the name of the class.</text:span></text:p>
      <text:p text:style-name="P1"><text:span text:style-name="T2"/></text:p>
      <text:p text:style-name="P1"><text:span text:style-name="T2">Subtyping has another </text:span><text:span text:style-name="T15">massive</text:span><text:span text:style-name="T2"> influence on our compiler: the type checking phase. As the class are not dealt the same way </text:span><text:span text:style-name="T15">as when there was only the constructor. Now as the classes are considered as types, we can not use the same constraint solver as before. The constraint generation can remain the same as it is only creating a relation where </text:span><text:span text:style-name="T16">a type has to match another one. However it is not the same solver that has to be used because it is too rigid to the constraints that are generated and should check if the type of the object that was found is a subtype of the type we expect to be there. If it is, then the constraint solver continues, otherwise it throws an error because there is a type mismatch. </text:span></text:p>
      <text:p text:style-name="P14"><text:span text:style-name="T16"/></text:p>
      <text:p text:style-name="P1"><text:span text:style-name="T3"/></text:p>
      <text:p text:style-name="P4"><text:span text:style-name="T17">4</text:span><text:span text:style-name="T18">. </text:span><text:span text:style-name="T19">P</text:span><text:span text:style-name="T20">ossible Extensions:</text:span></text:p>
      <text:p text:style-name="P4"><text:span text:style-name="T20"/></text:p>
      <text:p text:style-name="P11"><text:span text:style-name="T22">A </text:span><text:span text:style-name="T21">possible extension for what we have already implemented would be to have the possibility to be a subtype to more than one class. </text:span><text:span text:style-name="T23">As an </text:span><text:span text:style-name="T21"><text:s/>example, </text:span><text:span text:style-name="T23">we could have a system that could be close to what java have, where we can implement more than one interface. It is quite logical because sometimes classes is similar or should have a behaviour resembling to more than one other type and thus that would be a great improvement to our compi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ans-serif" svg:font-family="sans-serif"/>
    <style:font-face style:name="serif" svg:font-family="serif"/>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4:31:50.954000000</meta:creation-date>
    <dc:date>2019-01-11T20:32:44.052000000</dc:date>
    <meta:editing-duration>PT22M10S</meta:editing-duration>
    <meta:editing-cycles>5</meta:editing-cycles>
    <meta:generator>LibreOffice/5.3.0.3$Windows_x86 LibreOffice_project/7074905676c47b82bbcfbea1aeefc84afe1c50e1</meta:generator>
    <meta:document-statistic meta:table-count="0" meta:image-count="0" meta:object-count="0" meta:page-count="2" meta:paragraph-count="39" meta:word-count="831" meta:character-count="4517" meta:non-whitespace-character-count="3707"/>
  </office:meta>
</office:document-meta>
</file>